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E400001C6DFEB25AB1.svm"/>
  <manifest:file-entry manifest:media-type="" manifest:full-path="Pictures/200000070000285000002712BD1F297C.svm"/>
  <manifest:file-entry manifest:media-type="" manifest:full-path="Pictures/2000000700000C9D00000511220F1A7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7in"/>
        </style:tab-stops>
      </style:paragraph-properties>
    </style:style>
    <style:style style:name="T1" style:family="text">
      <style:text-properties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fo:color="#ff0000" fo:font-size="14pt" fo:font-weight="bold" style:font-size-asian="14pt" style:font-weight-asian="bold" style:font-size-complex="14pt" style:font-weight-complex="bold"/>
    </style:style>
    <style:style style:name="T4" style:family="text">
      <style:text-properties fo:color="#ff0000" fo:font-size="14pt" fo:font-weight="normal" style:font-size-asian="14pt" style:font-weight-asian="normal" style:font-size-complex="14pt" style:font-weight-complex="normal"/>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ột số thao tác trên SVN:</text:p>
      <text:p text:style-name="Standard"/>
      <text:p text:style-name="P1">Sau khi download dữ liệu về đối với file code, tiến hành <text:span text:style-name="T3">sao chép một bản mới và thực hiện code trên dữ liệu copy này</text:span>. Sau đó lần lượt copy <text:span text:style-name="T4">từng file</text:span> đã code sang thư mục sử dụng SVN tiến hành commit.</text:p>
      <text:p text:style-name="Standard"/>
      <text:p text:style-name="Standard">Up mới một file lên SVN:</text:p>
      <text:p text:style-name="Standard"><draw:frame draw:style-name="fr1" draw:name="đồ họa1" text:anchor-type="paragraph" svg:width="4.0634in" svg:height="3.9374in" draw:z-index="0"><draw:image xlink:href="Pictures/200000070000285000002712BD1F297C.svm" xlink:type="simple" xlink:show="embed" xlink:actuate="onLoad"/></draw:frame></text:p>
      <text:p text:style-name="Standard"/>
      <text:p text:style-name="Standard">Sau khi đã up xong, folder hiển thị biểu tượng dấu cộng cho biết dữ liệu đã được up lên server.</text:p>
      <text:p text:style-name="Standard"><draw:frame draw:style-name="fr2" draw:name="đồ họa2" text:anchor-type="paragraph" svg:width="1.2717in" svg:height="0.5102in" draw:z-index="1"><draw:image xlink:href="Pictures/2000000700000C9D00000511220F1A7A.svm" xlink:type="simple" xlink:show="embed" xlink:actuate="onLoad"/></draw:frame></text:p>
      <text:p text:style-name="Standard">Hai thao tác quan trọng tiếp theo gồm: update + commit:</text:p>
      <text:p text:style-name="Standard">Update: lấy dữ liệu từ server về client. Tại thao tác này nếu bị lỗi có nghĩa là dữ liệu trên server đã bị thay đổi. Ta cần xóa file dưới client và sau đó down dữ liệu về. Tiến hành merge 2 <text:s/>file vừa update trên server và client sau đó commit lên.</text:p>
      <text:p text:style-name="Standard">Commit: đưa dữ liệu lên server: Tại thao tác này nếu bị lỗi=&gt; thực hiện lại thao tác Update.</text:p>
      <text:p text:style-name="Standard"/>
      <text:p text:style-name="Standard">Bạn có thể sử dụng thao tác LOCK để không cho phép người khác thay đổi file mình sửa. </text:p>
      <text:p text:style-name="Standard"/>
      <text:p text:style-name="Standard"><draw:frame draw:style-name="fr2" draw:name="đồ họa3" text:anchor-type="paragraph" svg:width="4.928in" svg:height="2.8654in" draw:z-index="2"><draw:image xlink:href="Pictures/20000007000030E400001C6DFEB25AB1.svm" xlink:type="simple" xlink:show="embed" xlink:actuate="onLoad"/></draw:frame><text:soft-page-break/></text:p>
      <text:p text:style-name="Standard"/>
      <text:p text:style-name="Standard">Ngoài ra SVN còn hỗ trợ thêm một số thao tác Show log, Phân nhánh (Branch/tag) và Trộn code (Merge) với nh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22M03S</meta:editing-duration>
    <meta:editing-cycles>4</meta:editing-cycles>
    <meta:generator>OpenOffice.org/3.1$Win32 OpenOffice.org_project/310m19$Build-9420</meta:generator>
    <dc:date>2010-05-15T23:30:42.50</dc:date>
    <dc:creator>ThienThanh Vo</dc:creator>
    <meta:document-statistic meta:table-count="0" meta:image-count="3" meta:object-count="0" meta:page-count="2" meta:paragraph-count="9" meta:word-count="202" meta:character-count="933"/>
    <meta:user-defined meta:name="Info 1"/>
    <meta:user-defined meta:name="Info 2"/>
    <meta:user-defined meta:name="Info 3"/>
    <meta:user-defined meta:name="Info 4"/>
  </office:meta>
</office:document-meta>
</file>